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1428f" officeooo:paragraph-rsid="0011428f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text-properties fo:language="id" fo:country="ID"/>
    </style:style>
    <style:style style:name="P4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center" style:justify-single-word="false"/>
      <style:text-properties style:font-name="Times New Roman" fo:language="id" fo:country="ID"/>
    </style:style>
    <style:style style:name="P7" style:family="paragraph" style:parent-style-name="Footer">
      <style:text-properties fo:language="id" fo:country="ID"/>
    </style:style>
    <style:style style:name="P8" style:family="paragraph" style:parent-style-name="Footer">
      <style:paragraph-properties fo:text-align="center" style:justify-single-word="false"/>
      <style:text-properties fo:language="id" fo:country="ID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26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 style:list-style-name="anak_20_bab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 style:list-style-name="pasal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 style:list-style-name="pasal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25aaaa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 style:list-style-name="pasal_20_dari_20_1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25aaaa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oft-page-break/>BAB IV</text:p>
      <text:p text:style-name="P9">PENUTUP</text:p>
      <text:p text:style-name="P10"/>
      <text:list xml:id="list3120382375" text:style-name="anak_20_bab">
        <text:list-item>
          <text:p text:style-name="P12">Kesimpulan</text:p>
        </text:list-item>
      </text:list>
      <text:p text:style-name="P_5f_PERTAMA">Sesuai dengan analisa yang telah dilakukan terhadap sistem informasi Reaksi Atas Berita Warga Di Dinas Lingkungan Hidup, maka dapat diambil kesimpulan sebagai berikut :</text:p>
      <text:list xml:id="list4045150078" text:style-name="pasal">
        <text:list-item>
          <text:p text:style-name="P13">Sistem ini sudah berjalan baik dan sesuai dengan keinginan pengguna</text:p>
        </text:list-item>
        <text:list-item>
          <text:p text:style-name="P14">Dengan adanya sistem ini, memudahkan menyelesaikan masalah yang ada di sekitar Warga dan dapat saling berhubungan dengan baik antara warga, Organisasi Perangkat Daerah (OPD) dan Dinas Lingkungan Hidup Kota Serang.</text:p>
        </text:list-item>
        <text:list-item>
          <text:p text:style-name="P14">Dapat mempertimbangkan mana yang terlebih dahulu yang harus dibenahi dari aduan tersebut.</text:p>
        </text:list-item>
      </text:list>
      <text:list xml:id="list73312158642920" text:continue-list="list3120382375" text:style-name="anak_20_bab">
        <text:list-item>
          <text:p text:style-name="P12">Saran</text:p>
        </text:list-item>
      </text:list>
      <text:p text:style-name="P_5f_PERTAMA">Adapun saran yang dapat diberikan sehubungan dengan analisa yang telah dilakukan sebagai berikut : </text:p>
      <text:list xml:id="list977287823" text:style-name="pasal_20_dari_20_1">
        <text:list-item>
          <text:p text:style-name="P15">Dengan sistem yang dibangun ini sistem informasi Reaksi Atas Berita Warga akan lebih efisien, dan cepat sehingga akan berdampak baik pada Dinas Lingkungan Hidup Kota Serang.</text:p>
        </text:list-item>
        <text:list-item>
          <text:p text:style-name="P15">Menambahkan user OPD agar bisa menerima notifikasi aduan secara langsung <text:s/>ketika ada aduan dari warga, dan OPD bisa merespon dan input hasil bukti telah dilaksanakannya aduan dari warga.</text:p>
        </text:list-item>
        <text:list-item>
          <text:p text:style-name="P15">Diperlukan adanya target waktu pengerjaan aduan dari warga.</text:p>
        </text:list-item>
        <text:list-item>
          <text:p text:style-name="P15">Disadari bahwa dalam analisa ini masih banyak kekurangan sehingga masih memerlukan saran – saran dan kritik yang bersifat membangun untuk perbaikan dimasa mendata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_5f_PERTAMA" style:display-name="P_PERTAMA" style:family="paragraph" style:parent-style-name="Standard">
      <style:paragraph-properties fo:margin-left="0.7cm" fo:margin-right="0cm" fo:line-height="150%" fo:text-align="justify" style:justify-single-word="false" fo:text-indent="1.199cm" style:auto-text-indent="false"/>
    </style:style>
    <style:style style:name="P_5f_KEDUA" style:display-name="P_KEDUA" style:family="paragraph" style:parent-style-name="P_5f_PERTAMA">
      <style:paragraph-properties fo:margin-left="1.7cm" fo:margin-right="0cm" fo:line-height="150%" fo:text-align="justify" style:justify-single-word="false" fo:text-indent="1.199cm" style:auto-text-indent="false"/>
    </style:style>
    <style:style style:name="P_5f_TIGA" style:display-name="P_TIGA" style:family="paragraph" style:parent-style-name="P_5f_KEDUA">
      <style:paragraph-properties fo:margin-left="2.499cm" fo:margin-right="0cm" fo:text-indent="1.199cm" style:auto-text-indent="false"/>
    </style:style>
    <style:style style:name="P_5f_EMPAT" style:display-name="P_EMPAT" style:family="paragraph" style:parent-style-name="P_5f_TIGA">
      <style:paragraph-properties fo:margin-left="3.2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_5f_LIMA" style:display-name="P_LIMA" style:family="paragraph" style:parent-style-name="P_5f_EMPAT">
      <style:paragraph-properties fo:margin-left="3.9cm" fo:margin-right="0cm" fo:text-indent="0cm" style:auto-text-indent="fals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43" style:display-name="ListLabel 143" style:family="text">
      <style:text-properties style:font-name="Times New Roman" fo:font-family="'Times New Roman'" style:font-family-generic="roman" fo:font-size="12pt" style:font-size-asian="12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anak_20_bab" style:display-name="anak bab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" style:display-name="anak pasal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" style:display-name="sub anak pasal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B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A" style:display-name="anak pasal dari A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1" style:display-name="sub anak pasal dari 1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1" style:display-name="pasal dari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A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4" text:style-name="ListLabel_20_14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5" text:style-name="ListLabel_20_1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bullet text:level="7" text:style-name="ListLabel_20_149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Symbol" style:font-charset="x-symbol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08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3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SIMBOL" style:display-name="anak pasal SIMBOL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799cm" fo:margin-left="2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B" style:display-name="anak pasal dari B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C" style:display-name="anak pasal dari C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D" style:display-name="anak pasal dari D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" style:display-name="sub sub anak pasal 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dari_20_a_29_" style:display-name="sub sub anak pasal dari a)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2" style:display-name="sub anak pasal dari 2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dari_20_b_29_" style:display-name="sub sub anak pasal dari b)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3" style:display-name="sub anak pasal dari 3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4" style:display-name="sub anak pasal dari 4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5" style:display-name="sub anak pasal dari 5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6" style:display-name="sub anak pasal dari 6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7" style:display-name="sub anak pasal dari 7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8" style:display-name="sub anak pasal dari 8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angka" style:display-name="pasal dari angk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2" style:display-name="pasal dari 2">
      <text:list-level-style-number text:level="1" text:style-name="Numbering_20_Symbols" style:num-prefix="C.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428f" officeooo:paragraph-rsid="0011428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text-properties fo:language="id" fo:country="ID"/>
    </style:style>
    <style:style style:name="MP5" style:family="paragraph" style:parent-style-name="Footer">
      <style:paragraph-properties fo:text-align="center" style:justify-single-word="false"/>
      <style:text-properties style:font-name="Times New Roman" fo:language="id" fo:country="ID"/>
    </style:style>
    <style:style style:name="MP6" style:family="paragraph" style:parent-style-name="Footer">
      <style:text-properties fo:language="id" fo:country="ID"/>
    </style:style>
    <style:style style:name="MP7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MP8" style:family="paragraph" style:parent-style-name="Footer">
      <style:paragraph-properties fo:text-align="center" style:justify-single-word="false"/>
      <style:text-properties fo:language="id" fo:country="ID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1.499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.27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page-number text:select-page="current">26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Converted2" style:page-layout-name="Mpm10" style:next-style-name="Converted1">
      <style:header>
        <text:p text:style-name="MP3"><text:page-number text:select-page="current">0</text:page-number></text:p>
        <text:p text:style-name="MP4"/>
      </style:header>
      <style:footer>
        <text:p text:style-name="MP5">4</text:p>
        <text:p text:style-name="MP6"/>
      </style:footer>
    </style:master-page>
    <style:master-page style:name="Converted1" style:page-layout-name="Mpm10">
      <style:header>
        <text:p text:style-name="MP7"><text:page-number text:select-page="current">0</text:page-number></text:p>
        <text:p text:style-name="MP4"/>
      </style:header>
      <style:footer>
        <text:p text:style-name="MP8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7:20:56.990242752</meta:creation-date>
    <dc:date>2019-07-10T06:28:41.469360611</dc:date>
    <meta:editing-duration>PT2H43M5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193" meta:character-count="1271" meta:non-whitespace-character-count="1102"/>
  </office:meta>
</office:document-meta>
</file>